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4" manifest:media-type="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1.27cm" fo:text-align="center" style:justify-single-word="false" fo:text-indent="0cm" style:auto-text-indent="false" style:page-number="auto" fo:background-color="transparent"/>
      <style:text-properties style:font-name="Times New Roman" fo:font-size="12pt" fo:language="uk" fo:country="UA" officeooo:paragraph-rsid="001a6335" fo:background-color="transparent" style:font-size-asian="12pt" style:font-size-complex="12pt"/>
    </style:style>
    <style:style style:name="P2" style:family="paragraph" style:parent-style-name="Standard">
      <loext:graphic-properties draw:fill="none"/>
      <style:paragraph-properties fo:margin-left="0cm" fo:margin-right="-1.27cm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4502e3" fo:background-color="transparent" style:font-size-asian="12pt" style:font-size-complex="12pt"/>
    </style:style>
    <style:style style:name="P3" style:family="paragraph" style:parent-style-name="Standard" style:list-style-name="L1" style:master-page-name="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style:page-number="auto" fo:background-color="transparent"/>
      <style:text-properties style:font-name="Times New Roman" fo:font-size="12pt" fo:language="uk" fo:country="UA" officeooo:rsid="001bfcd0" officeooo:paragraph-rsid="0069c7db" fo:background-color="transparent" style:font-size-asian="12pt" style:font-size-complex="12pt"/>
    </style:style>
    <style:style style:name="P4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46b39a" fo:background-color="transparent" style:font-name-asian="Noto Sans CJK SC Regular" style:font-size-asian="12pt" style:font-name-complex="FreeSans" style:font-size-complex="12pt"/>
    </style:style>
    <style:style style:name="P5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69c7db" fo:background-color="transparent" style:font-name-asian="Noto Sans CJK SC Regular" style:font-size-asian="12pt" style:font-name-complex="FreeSans" style:font-size-complex="12pt"/>
    </style:style>
    <style:style style:name="P6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23608f" fo:background-color="transparent" style:font-name-asian="Noto Sans CJK SC Regular" style:font-size-asian="12pt" style:font-name-complex="FreeSans" style:font-size-complex="12pt"/>
    </style:style>
    <style:style style:name="P7" style:family="paragraph" style:parent-style-name="Standard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1dc853" fo:background-color="transparent" style:font-name-asian="Noto Sans CJK SC Regular" style:font-size-asian="12pt" style:font-name-complex="FreeSans" style:font-size-complex="12pt"/>
    </style:style>
    <style:style style:name="P8" style:family="paragraph" style:parent-style-name="Standard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1bfcd0" fo:background-color="transparent" style:font-name-asian="Noto Sans CJK SC Regular" style:font-size-asian="12pt" style:font-name-complex="FreeSans" style:font-size-complex="12pt"/>
    </style:style>
    <style:style style:name="P9" style:family="paragraph" style:parent-style-name="Standard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1a6335" fo:background-color="transparent" style:font-name-asian="Noto Sans CJK SC Regular" style:font-size-asian="12pt" style:font-name-complex="FreeSans" style:font-size-complex="12pt"/>
    </style:style>
    <style:style style:name="P10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242283" officeooo:paragraph-rsid="006a26f8" fo:background-color="transparent" style:font-name-asian="Noto Sans CJK SC Regular" style:font-size-asian="12pt" style:font-name-complex="FreeSans" style:font-size-complex="12pt"/>
    </style:style>
    <style:style style:name="P11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officeooo:paragraph-rsid="002ecd8f" fo:background-color="transparent" style:font-size-asian="12pt" style:font-size-complex="12pt"/>
    </style:style>
    <style:style style:name="P12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officeooo:paragraph-rsid="00660b82" fo:background-color="transparent" style:font-size-asian="12pt" style:font-size-complex="12pt"/>
    </style:style>
    <style:style style:name="P13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officeooo:paragraph-rsid="00655c92" fo:background-color="transparent" style:font-size-asian="12pt" style:font-size-complex="12pt"/>
    </style:style>
    <style:style style:name="P14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officeooo:paragraph-rsid="00682a4e" fo:background-color="transparent" style:font-size-asian="12pt" style:font-size-complex="12pt"/>
    </style:style>
    <style:style style:name="P15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tyle="normal" officeooo:rsid="002ecd8f" officeooo:paragraph-rsid="002f5486" fo:background-color="transparent" style:font-style-asian="normal" style:font-style-complex="normal"/>
    </style:style>
    <style:style style:name="P16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tyle="normal" officeooo:rsid="002ecd8f" officeooo:paragraph-rsid="005e4316" fo:background-color="transparent" style:font-style-asian="normal" style:font-style-complex="normal"/>
    </style:style>
    <style:style style:name="P17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tyle="normal" officeooo:rsid="0041c6eb" officeooo:paragraph-rsid="0041c6eb" fo:background-color="transparent" style:font-style-asian="normal" style:font-style-complex="normal"/>
    </style:style>
    <style:style style:name="P18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tyle="normal" officeooo:rsid="0043a15b" officeooo:paragraph-rsid="0043a15b" fo:background-color="transparent" style:font-style-asian="normal" style:font-style-complex="normal"/>
    </style:style>
    <style:style style:name="P19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1bfcd0" fo:background-color="transparent"/>
    </style:style>
    <style:style style:name="P20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618c51" fo:background-color="transparent"/>
    </style:style>
    <style:style style:name="P21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4b89fb" fo:background-color="transparent"/>
    </style:style>
    <style:style style:name="P22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3ff408" fo:background-color="transparent"/>
    </style:style>
    <style:style style:name="P23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246754" fo:background-color="transparent"/>
    </style:style>
    <style:style style:name="P24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623da0" fo:background-color="transparent"/>
    </style:style>
    <style:style style:name="P25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4d6c9f" fo:background-color="transparent"/>
    </style:style>
    <style:style style:name="P26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35cc4c" fo:background-color="transparent"/>
    </style:style>
    <style:style style:name="P27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29c710" fo:background-color="transparent"/>
    </style:style>
    <style:style style:name="P28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2c6aae" fo:background-color="transparent"/>
    </style:style>
    <style:style style:name="P29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6776ef" fo:background-color="transparent"/>
    </style:style>
    <style:style style:name="P30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614907" fo:background-color="transparent"/>
    </style:style>
    <style:style style:name="P31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51c548" fo:background-color="transparent"/>
    </style:style>
    <style:style style:name="P32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40232e" fo:background-color="transparent"/>
    </style:style>
    <style:style style:name="P33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2f5486" fo:background-color="transparent"/>
    </style:style>
    <style:style style:name="P34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6c8a98" fo:background-color="transparent"/>
    </style:style>
    <style:style style:name="P35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rsid="002634e1" officeooo:paragraph-rsid="002b0f94" fo:background-color="transparent"/>
    </style:style>
    <style:style style:name="P36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rsid="00282d0e" officeooo:paragraph-rsid="0029c710" fo:background-color="transparent"/>
    </style:style>
    <style:style style:name="P37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text-position="0% 100%" style:font-name="Times New Roman" fo:font-size="12pt" fo:language="uk" fo:country="UA" fo:font-style="normal" officeooo:rsid="00331474" officeooo:paragraph-rsid="0036f0c3" fo:background-color="transparent" style:font-name-asian="Noto Sans CJK SC Regular" style:font-size-asian="12pt" style:font-style-asian="normal" style:font-name-complex="FreeSans" style:font-size-complex="12pt" style:font-style-complex="normal"/>
    </style:style>
    <style:style style:name="P38" style:family="paragraph" style:parent-style-name="Standard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text-position="0% 100%" style:font-name="Times New Roman" fo:font-size="12pt" fo:language="uk" fo:country="UA" officeooo:rsid="00228538" officeooo:paragraph-rsid="00228538" fo:background-color="transparent" style:font-name-asian="Noto Sans CJK SC Regular" style:font-size-asian="12pt" style:font-name-complex="FreeSans" style:font-size-complex="12pt"/>
    </style:style>
    <style:style style:name="P39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officeooo:paragraph-rsid="003c7d60" fo:background-color="transparent"/>
    </style:style>
    <style:style style:name="T1" style:family="text">
      <style:text-properties fo:font-style="italic" style:font-name-asian="Noto Sans CJK SC Regular" style:font-style-asian="italic" style:font-name-complex="FreeSans" style:font-style-complex="italic"/>
    </style:style>
    <style:style style:name="T2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-asian="Noto Sans CJK SC Regular" style:font-name-complex="FreeSans"/>
    </style:style>
    <style:style style:name="T5" style:family="text">
      <style:text-properties officeooo:rsid="001a6335" style:font-name-asian="Noto Sans CJK SC Regular" style:font-name-complex="FreeSans"/>
    </style:style>
    <style:style style:name="T6" style:family="text">
      <style:text-properties officeooo:rsid="004502e3" style:font-name-asian="Noto Sans CJK SC Regular" style:font-name-complex="FreeSans"/>
    </style:style>
    <style:style style:name="T7" style:family="text">
      <style:text-properties officeooo:rsid="001dc853" style:font-name-asian="Noto Sans CJK SC Regular" style:font-name-complex="FreeSans"/>
    </style:style>
    <style:style style:name="T8" style:family="text">
      <style:text-properties officeooo:rsid="0046f8b1" style:font-name-asian="Noto Sans CJK SC Regular" style:font-name-complex="FreeSans"/>
    </style:style>
    <style:style style:name="T9" style:family="text">
      <style:text-properties officeooo:rsid="001bfcd0"/>
    </style:style>
    <style:style style:name="T10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11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12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3" style:family="text">
      <style:text-properties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4" style:family="text">
      <style:text-properties fo:font-size="12pt" fo:language="uk" fo:country="UA" officeooo:rsid="001a6335" style:font-size-asian="12pt" style:font-size-complex="12pt"/>
    </style:style>
    <style:style style:name="T15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16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17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18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19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0" style:family="text">
      <style:text-properties fo:font-size="12pt" fo:language="uk" fo:country="UA" officeooo:rsid="00228538" style:font-name-asian="Noto Sans CJK SC Regular" style:font-size-asian="12pt" style:font-name-complex="FreeSans" style:font-size-complex="12pt"/>
    </style:style>
    <style:style style:name="T21" style:family="text">
      <style:text-properties fo:font-size="12pt" fo:language="uk" fo:country="UA" officeooo:rsid="00209c53" style:font-name-asian="Noto Sans CJK SC Regular" style:font-size-asian="12pt" style:font-name-complex="FreeSans" style:font-size-complex="12pt"/>
    </style:style>
    <style:style style:name="T22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3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4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5" style:family="text">
      <style:text-properties fo:font-size="12pt" fo:language="uk" fo:country="UA" officeooo:rsid="00389a2e" style:font-name-asian="Noto Sans CJK SC Regular" style:font-size-asian="12pt" style:font-name-complex="FreeSans" style:font-size-complex="12pt"/>
    </style:style>
    <style:style style:name="T26" style:family="text">
      <style:text-properties fo:font-size="12pt" fo:language="uk" fo:country="UA" officeooo:rsid="003f9084" style:font-name-asian="Noto Sans CJK SC Regular" style:font-size-asian="12pt" style:font-name-complex="FreeSans" style:font-size-complex="12pt"/>
    </style:style>
    <style:style style:name="T27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8" style:family="text">
      <style:text-properties style:text-position="sub 58%"/>
    </style:style>
    <style:style style:name="T29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30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31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32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33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34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35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36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37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38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39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40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41" style:family="text">
      <style:text-properties style:text-position="sub 58%" fo:font-size="12pt" fo:language="uk" fo:country="UA" officeooo:rsid="0040232e" style:font-name-asian="Times New Roman1" style:font-size-asian="12pt" style:font-name-complex="Times New Roman1" style:font-size-complex="12pt"/>
    </style:style>
    <style:style style:name="T42" style:family="text">
      <style:text-properties style:text-position="sub 58%" style:font-name-asian="Noto Sans CJK SC Regular" style:font-name-complex="FreeSans"/>
    </style:style>
    <style:style style:name="T43" style:family="text">
      <style:text-properties style:text-position="sub 58%" officeooo:rsid="001a6335" style:font-name-asian="Noto Sans CJK SC Regular" style:font-name-complex="FreeSans"/>
    </style:style>
    <style:style style:name="T44" style:family="text">
      <style:text-properties style:text-position="sub 58%" officeooo:rsid="004502e3" style:font-name-asian="Noto Sans CJK SC Regular" style:font-name-complex="FreeSans"/>
    </style:style>
    <style:style style:name="T45" style:family="text">
      <style:text-properties style:text-position="sub 58%" officeooo:rsid="000c6998"/>
    </style:style>
    <style:style style:name="T46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47" style:family="text">
      <style:text-properties style:text-position="sub 58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48" style:family="text">
      <style:text-properties style:text-position="sub 58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49" style:family="text">
      <style:text-properties style:text-position="sub 58%" fo:language="uk" fo:country="UA" fo:font-style="normal" officeooo:rsid="002f5486" style:font-name-asian="Noto Sans CJK SC Regular" style:font-style-asian="normal" style:font-name-complex="FreeSans" style:font-style-complex="normal"/>
    </style:style>
    <style:style style:name="T50" style:family="text">
      <style:text-properties officeooo:rsid="001cb0ba"/>
    </style:style>
    <style:style style:name="T51" style:family="text">
      <style:text-properties officeooo:rsid="001dc853"/>
    </style:style>
    <style:style style:name="T52" style:family="text">
      <style:text-properties style:text-position="0% 100%"/>
    </style:style>
    <style:style style:name="T53" style:family="text">
      <style:text-properties style:text-position="0% 100%" officeooo:rsid="001dc853" style:font-name-asian="Symbola" style:font-name-complex="Symbola"/>
    </style:style>
    <style:style style:name="T54" style:family="text">
      <style:text-properties style:text-position="0% 100%" officeooo:rsid="001608ae" style:font-name-asian="Symbola" style:font-name-complex="Symbola"/>
    </style:style>
    <style:style style:name="T55" style:family="text">
      <style:text-properties style:text-position="0% 100%" fo:font-style="italic" officeooo:rsid="00228538" style:font-style-asian="italic" style:font-style-complex="italic"/>
    </style:style>
    <style:style style:name="T56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57" style:family="text">
      <style:text-properties style:text-position="0% 100%" fo:font-style="italic" officeooo:rsid="00228538" fo:background-color="#81d41a" loext:char-shading-value="0" style:font-style-asian="italic" style:font-style-complex="italic"/>
    </style:style>
    <style:style style:name="T58" style:family="text">
      <style:text-properties style:text-position="0% 100%" officeooo:rsid="0023608f"/>
    </style:style>
    <style:style style:name="T59" style:family="text">
      <style:text-properties style:text-position="0% 100%" officeooo:rsid="00228538"/>
    </style:style>
    <style:style style:name="T60" style:family="text">
      <style:text-properties style:text-position="0% 100%" fo:font-style="normal" officeooo:rsid="001dc853" style:font-style-asian="normal" style:font-style-complex="normal"/>
    </style:style>
    <style:style style:name="T61" style:family="text">
      <style:text-properties style:text-position="0% 100%" fo:font-style="normal" officeooo:rsid="0029c710" style:font-style-asian="normal" style:font-style-complex="normal"/>
    </style:style>
    <style:style style:name="T62" style:family="text">
      <style:text-properties style:text-position="0% 100%" fo:font-style="normal" officeooo:rsid="0069c7db" style:font-style-asian="normal" style:font-style-complex="normal"/>
    </style:style>
    <style:style style:name="T63" style:family="text">
      <style:text-properties style:text-position="0% 100%" fo:font-style="normal" officeooo:rsid="006a26f8" style:font-style-asian="normal" style:font-style-complex="normal"/>
    </style:style>
    <style:style style:name="T64" style:family="text">
      <style:text-properties style:text-position="0% 100%" fo:font-style="normal" officeooo:rsid="00228538" style:font-style-asian="normal" style:font-style-complex="normal"/>
    </style:style>
    <style:style style:name="T65" style:family="text">
      <style:text-properties style:text-position="0% 100%" fo:font-style="normal" officeooo:rsid="001dc853" style:font-name-asian="Noto Sans CJK SC Regular" style:font-style-asian="normal" style:font-name-complex="FreeSans" style:font-style-complex="normal"/>
    </style:style>
    <style:style style:name="T66" style:family="text">
      <style:text-properties style:text-position="0% 100%" fo:font-style="normal" officeooo:rsid="0069c7db" style:font-name-asian="Noto Sans CJK SC Regular" style:font-style-asian="normal" style:font-name-complex="FreeSans" style:font-style-complex="normal"/>
    </style:style>
    <style:style style:name="T67" style:family="text">
      <style:text-properties style:text-position="0% 100%" fo:font-style="normal" officeooo:rsid="00228538" fo:background-color="#81d41a" loext:char-shading-value="0" style:font-style-asian="normal" style:font-style-complex="normal"/>
    </style:style>
    <style:style style:name="T68" style:family="text">
      <style:text-properties style:text-position="0% 100%" officeooo:rsid="0023608f" style:font-name-asian="Symbol" style:font-name-complex="Symbol1"/>
    </style:style>
    <style:style style:name="T69" style:family="text">
      <style:text-properties style:text-position="0% 100%" officeooo:rsid="001dc853" style:font-name-asian="Times New Roman1" style:font-name-complex="Times New Roman1"/>
    </style:style>
    <style:style style:name="T70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71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72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73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74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75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76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77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78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79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80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81" style:family="text">
      <style:text-properties style:text-position="0% 100%" fo:font-size="12pt" fo:language="uk" fo:country="UA" officeooo:rsid="003a947a" style:font-name-asian="Noto Sans CJK SC Regular" style:font-size-asian="12pt" style:font-name-complex="FreeSans" style:font-size-complex="12pt"/>
    </style:style>
    <style:style style:name="T82" style:family="text">
      <style:text-properties style:text-position="0% 100%" fo:font-size="12pt" fo:language="uk" fo:country="UA" officeooo:rsid="003c7d60" style:font-name-asian="Noto Sans CJK SC Regular" style:font-size-asian="12pt" style:font-name-complex="FreeSans" style:font-size-complex="12pt"/>
    </style:style>
    <style:style style:name="T83" style:family="text">
      <style:text-properties style:text-position="0% 100%" fo:font-size="12pt" fo:language="uk" fo:country="UA" officeooo:rsid="00135bf8" style:font-name-asian="Noto Sans CJK SC Regular" style:font-size-asian="12pt" style:font-name-complex="FreeSans" style:font-size-complex="12pt"/>
    </style:style>
    <style:style style:name="T84" style:family="text">
      <style:text-properties style:text-position="0% 100%" fo:font-size="12pt" fo:language="uk" fo:country="UA" officeooo:rsid="005e4316" style:font-name-asian="Noto Sans CJK SC Regular" style:font-size-asian="12pt" style:font-name-complex="FreeSans" style:font-size-complex="12pt"/>
    </style:style>
    <style:style style:name="T85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86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87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88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89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90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91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92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93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94" style:family="text">
      <style:text-properties style:text-position="0% 100%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95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96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97" style:family="text">
      <style:text-properties style:text-position="0% 100%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98" style:family="text">
      <style:text-properties style:text-position="0% 100%" fo:font-size="12pt" fo:language="uk" fo:country="UA" fo:font-style="italic" officeooo:rsid="000b9962" style:font-name-asian="Noto Sans CJK SC Regular" style:font-size-asian="12pt" style:font-style-asian="italic" style:font-name-complex="FreeSans" style:font-size-complex="12pt" style:font-style-complex="italic"/>
    </style:style>
    <style:style style:name="T99" style:family="text">
      <style:text-properties style:text-position="0% 100%" fo:font-size="12pt" fo:language="uk" fo:country="UA" fo:font-style="italic" officeooo:rsid="002cf273" style:font-name-asian="Noto Sans CJK SC Regular" style:font-size-asian="12pt" style:font-style-asian="italic" style:font-name-complex="FreeSans" style:font-size-complex="12pt" style:font-style-complex="italic"/>
    </style:style>
    <style:style style:name="T100" style:family="text">
      <style:text-properties style:text-position="0% 100%" fo:font-size="12pt" fo:language="uk" fo:country="UA" fo:font-style="italic" officeooo:rsid="00135bf8" style:font-name-asian="Symbola" style:font-size-asian="12pt" style:font-style-asian="italic" style:font-name-complex="Symbola" style:font-size-complex="12pt" style:font-style-complex="italic"/>
    </style:style>
    <style:style style:name="T101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102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103" style:family="text">
      <style:text-properties style:text-position="0% 100%" fo:font-size="12pt" fo:language="uk" fo:country="UA" fo:font-style="italic" officeooo:rsid="003c7d60" style:font-name-asian="Times New Roman1" style:font-size-asian="12pt" style:font-style-asian="italic" style:font-name-complex="Times New Roman1" style:font-size-complex="12pt" style:font-style-complex="italic"/>
    </style:style>
    <style:style style:name="T104" style:family="text">
      <style:text-properties style:text-position="0% 100%" fo:font-size="12pt" fo:language="uk" fo:country="UA" fo:font-style="italic" officeooo:rsid="003e152a" style:font-name-asian="Times New Roman1" style:font-size-asian="12pt" style:font-style-asian="italic" style:font-name-complex="Times New Roman1" style:font-size-complex="12pt" style:font-style-complex="italic"/>
    </style:style>
    <style:style style:name="T105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106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07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08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35cc4c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5e6584" style:font-name-asian="Noto Sans CJK SC Regular" style:font-size-asian="12pt" style:font-style-asian="normal" style:font-name-complex="FreeSans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2c6aae" style:font-name-asian="Noto Sans CJK SC Regular" style:font-size-asian="12pt" style:font-style-asian="normal" style:font-name-complex="FreeSans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0624d2" style:font-name-asian="Noto Sans CJK SC Regular" style:font-size-asian="12pt" style:font-style-asian="normal" style:font-name-complex="FreeSans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6c8a98" style:font-name-asian="Noto Sans CJK SC Regular" style:font-size-asian="12pt" style:font-style-asian="normal" style:font-name-complex="FreeSans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1dc853" style:font-name-asian="Symbola" style:font-size-asian="12pt" style:font-style-asian="normal" style:font-name-complex="Symbola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35cc4c" style:font-name-asian="Symbola" style:font-size-asian="12pt" style:font-style-asian="normal" style:font-name-complex="Symbola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44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246311" style:font-name-asian="Symbola" style:font-size-asian="12pt" style:font-style-asian="normal" style:font-name-complex="Symbola" style:font-size-complex="12pt" style:font-style-complex="normal"/>
    </style:style>
    <style:style style:name="T146" style:family="text">
      <style:text-properties style:text-position="0% 100%" fo:font-size="12pt" fo:language="uk" fo:country="UA" fo:font-style="normal" officeooo:rsid="000624d2" style:font-name-asian="Symbola" style:font-size-asian="12pt" style:font-style-asian="normal" style:font-name-complex="Symbola" style:font-size-complex="12pt" style:font-style-complex="normal"/>
    </style:style>
    <style:style style:name="T147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48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49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50" style:family="text">
      <style:text-properties style:text-position="0% 100%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51" style:family="text">
      <style:text-properties style:text-position="0% 100%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52" style:family="text">
      <style:text-properties style:text-position="0% 100%" fo:font-size="12pt" fo:language="uk" fo:country="UA" fo:font-style="normal" officeooo:rsid="003e3f3a" style:font-name-asian="Times New Roman1" style:font-size-asian="12pt" style:font-style-asian="normal" style:font-name-complex="Times New Roman1" style:font-size-complex="12pt" style:font-style-complex="normal"/>
    </style:style>
    <style:style style:name="T153" style:family="text">
      <style:text-properties style:text-position="0% 100%" fo:font-size="12pt" fo:language="uk" fo:country="UA" fo:font-style="normal" officeooo:rsid="003f9084" style:font-name-asian="Times New Roman1" style:font-size-asian="12pt" style:font-style-asian="normal" style:font-name-complex="Times New Roman1" style:font-size-complex="12pt" style:font-style-complex="normal"/>
    </style:style>
    <style:style style:name="T154" style:family="text">
      <style:text-properties style:text-position="0% 100%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155" style:family="text">
      <style:text-properties style:text-position="0% 100%" fo:font-size="12pt" fo:language="uk" fo:country="UA" fo:font-style="normal" officeooo:rsid="0041c6eb" style:font-name-asian="Times New Roman1" style:font-size-asian="12pt" style:font-style-asian="normal" style:font-name-complex="Times New Roman1" style:font-size-complex="12pt" style:font-style-complex="normal"/>
    </style:style>
    <style:style style:name="T156" style:family="text">
      <style:text-properties style:text-position="0% 100%" fo:font-size="12pt" fo:language="uk" fo:country="UA" fo:font-style="normal" officeooo:rsid="0036f0c3" style:font-name-asian="Times New Roman1" style:font-size-asian="12pt" style:font-style-asian="normal" style:font-name-complex="Times New Roman1" style:font-size-complex="12pt" style:font-style-complex="normal"/>
    </style:style>
    <style:style style:name="T157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58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159" style:family="text">
      <style:text-properties style:text-position="0% 100%" fo:font-size="12pt" fo:language="uk" fo:country="UA" style:font-name-asian="Times New Roman1" style:font-size-asian="12pt" style:font-name-complex="Times New Roman1" style:font-size-complex="12pt"/>
    </style:style>
    <style:style style:name="T160" style:family="text">
      <style:text-properties style:text-position="0% 100%" fo:font-size="12pt" fo:language="uk" fo:country="UA" officeooo:rsid="0040232e" style:font-name-asian="Times New Roman1" style:font-size-asian="12pt" style:font-name-complex="Times New Roman1" style:font-size-complex="12pt"/>
    </style:style>
    <style:style style:name="T161" style:family="text">
      <style:text-properties style:text-position="0% 100%" fo:font-size="12pt" fo:language="uk" fo:country="UA" officeooo:rsid="003e3f3a" style:font-name-asian="Times New Roman1" style:font-size-asian="12pt" style:font-name-complex="Times New Roman1" style:font-size-complex="12pt"/>
    </style:style>
    <style:style style:name="T162" style:family="text">
      <style:text-properties style:text-position="0% 100%" officeooo:rsid="002634e1"/>
    </style:style>
    <style:style style:name="T163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64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65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166" style:family="text">
      <style:text-properties style:text-position="0% 100%" fo:language="uk" fo:country="UA" fo:font-style="normal" officeooo:rsid="000d2bcb" style:font-name-asian="Noto Sans CJK SC Regular" style:font-style-asian="normal" style:font-name-complex="FreeSans" style:font-style-complex="normal"/>
    </style:style>
    <style:style style:name="T167" style:family="text">
      <style:text-properties style:text-position="0% 100%" fo:language="uk" fo:country="UA" fo:font-style="normal" officeooo:rsid="0021a2f8" style:font-name-asian="Noto Sans CJK SC Regular" style:font-style-asian="normal" style:font-name-complex="FreeSans" style:font-style-complex="normal"/>
    </style:style>
    <style:style style:name="T168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169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170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171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172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173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174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175" style:family="text">
      <style:text-properties style:text-position="0% 100%" fo:language="uk" fo:country="UA" officeooo:rsid="0023608f" style:font-name-asian="Symbol" style:font-name-complex="Symbol1"/>
    </style:style>
    <style:style style:name="T176" style:family="text">
      <style:text-properties style:text-position="0% 100%" fo:font-size="10pt" fo:language="uk" fo:country="UA" fo:font-style="normal" officeooo:rsid="002cf273" style:font-name-asian="Symbola" style:font-size-asian="10pt" style:font-style-asian="normal" style:font-name-complex="Symbola" style:font-size-complex="10pt" style:font-style-complex="normal"/>
    </style:style>
    <style:style style:name="T177" style:family="text">
      <style:text-properties style:text-position="0% 100%" style:font-name="Times New Roman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78" style:family="text">
      <style:text-properties style:text-position="0% 100%" style:font-name="Times New Roman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79" style:family="text">
      <style:text-properties style:text-position="0% 100%" style:font-name="Times New Roman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80" style:family="text">
      <style:text-properties style:text-position="0% 100%" style:font-name="Times New Roman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81" style:family="text">
      <style:text-properties style:text-position="0% 100%" style:font-name="Times New Roman" fo:font-size="12pt" fo:language="uk" fo:country="UA" fo:font-style="normal" officeooo:rsid="005846a8" style:font-name-asian="Times New Roman1" style:font-size-asian="12pt" style:font-style-asian="normal" style:font-name-complex="Times New Roman1" style:font-size-complex="12pt" style:font-style-complex="normal"/>
    </style:style>
    <style:style style:name="T182" style:family="text">
      <style:text-properties style:text-position="0% 100%" style:font-name="Times New Roman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83" style:family="text">
      <style:text-properties style:text-position="0% 100%" style:font-name="Times New Roman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84" style:family="text">
      <style:text-properties style:text-position="0% 100%" style:font-name="Times New Roman" fo:font-size="12pt" fo:language="uk" fo:country="UA" fo:font-style="italic" officeooo:rsid="003c7d60" style:font-name-asian="Noto Sans CJK SC Regular" style:font-size-asian="12pt" style:font-style-asian="italic" style:font-name-complex="FreeSans" style:font-size-complex="12pt" style:font-style-complex="italic"/>
    </style:style>
    <style:style style:name="T185" style:family="text">
      <style:text-properties style:text-position="0% 100%" style:font-name="Times New Roman1" fo:font-size="12pt" fo:language="uk" fo:country="UA" fo:font-style="normal" officeooo:rsid="0003692d" style:font-name-asian="Times New Roman1" style:font-size-asian="12pt" style:font-style-asian="normal" style:font-name-complex="Times New Roman1" style:font-size-complex="12pt" style:font-style-complex="normal"/>
    </style:style>
    <style:style style:name="T186" style:family="text">
      <style:text-properties style:text-position="0% 100%" officeooo:rsid="001bfcd0" fo:background-color="#81d41a" loext:char-shading-value="0"/>
    </style:style>
    <style:style style:name="T187" style:family="text">
      <style:text-properties style:text-position="0% 100%" officeooo:rsid="00228538" fo:background-color="#81d41a" loext:char-shading-value="0"/>
    </style:style>
    <style:style style:name="T188" style:family="text">
      <style:text-properties style:text-position="0% 100%" officeooo:rsid="0023608f" fo:background-color="#81d41a" loext:char-shading-value="0"/>
    </style:style>
    <style:style style:name="T189" style:family="text">
      <style:text-properties style:text-position="0% 100%" officeooo:rsid="00242283" fo:background-color="#81d41a" loext:char-shading-value="0"/>
    </style:style>
    <style:style style:name="T190" style:family="text">
      <style:text-properties style:text-position="0% 100%" officeooo:rsid="001bfcd0"/>
    </style:style>
    <style:style style:name="T191" style:family="text">
      <style:text-properties style:text-position="0% 100%" officeooo:rsid="00242283"/>
    </style:style>
    <style:style style:name="T192" style:family="text">
      <style:text-properties officeooo:rsid="001fe023"/>
    </style:style>
    <style:style style:name="T193" style:family="text">
      <style:text-properties officeooo:rsid="004502e3"/>
    </style:style>
    <style:style style:name="T194" style:family="text">
      <style:text-properties officeooo:rsid="0046b39a"/>
    </style:style>
    <style:style style:name="T195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196" style:family="text">
      <style:text-properties style:text-line-through-style="none" style:text-line-through-type="none" style:text-position="0% 100%" fo:font-style="normal" officeooo:rsid="001dc853" style:font-style-asian="normal" style:font-style-complex="normal"/>
    </style:style>
    <style:style style:name="T197" style:family="text">
      <style:text-properties style:text-line-through-style="none" style:text-line-through-type="none" style:text-position="0% 100%" fo:font-style="normal" officeooo:rsid="006a26f8" style:font-style-asian="normal" style:font-style-complex="normal"/>
    </style:style>
    <style:style style:name="T198" style:family="text">
      <style:text-properties officeooo:rsid="000c6998"/>
    </style:style>
    <style:style style:name="T199" style:family="text">
      <style:text-properties style:text-position="super 58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fr1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fr2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ріант №1</text:p>
      <text:p text:style-name="P2"><text:span text:style-name="T3">Домовленості</text:span>: <text:span text:style-name="T193">БФ - </text:span>булева функція; <text:span text:style-name="T1">Т</text:span><text:span text:style-name="T42">0</text:span><text:span text:style-name="T4">, </text:span><text:span text:style-name="T1">Т</text:span><text:span text:style-name="T42">1</text:span><text:span text:style-name="T4">, </text:span><text:bookmark-start text:name="__DdeLink__656_1770953849"/><text:span text:style-name="T1">L</text:span><text:span text:style-name="T4">,</text:span><text:bookmark-end text:name="__DdeLink__656_1770953849"/><text:span text:style-name="T4"> </text:span><text:span text:style-name="T1">M</text:span><text:span text:style-name="T4">, </text:span><text:span text:style-name="T1">S</text:span><text:span text:style-name="T4"> - множини БФ, що, відповідно, зберігають константу 0, константу 1, лінійних, монотонних і самодвоїстих; </text:span><text:span text:style-name="T6">Р</text:span><text:span text:style-name="T44">2</text:span><text:span text:style-name="T6"> — множина </text:span><text:span text:style-name="T8">в</text:span><text:span text:style-name="T6">сіх БФ, </text:span><text:span text:style-name="T7">¬ </text:span><text:span text:style-name="T6">і ¯ - знаки, що позначають операцію заперечення.</text:span></text:p>
      <text:list xml:id="list2192383834" text:style-name="L1">
        <text:list-item>
          <text:p text:style-name="P3">Побудувати таблицю істинності БФ <text:span text:style-name="T2">f</text:span><text:span text:style-name="T5">(</text:span><text:span text:style-name="T2">x</text:span><text:span text:style-name="T5">, </text:span><text:span text:style-name="T2">y</text:span><text:span text:style-name="T10">, </text:span><text:span text:style-name="T1">z</text:span><text:span text:style-name="T5">)</text:span><text:span text:style-name="T2"> </text:span><text:span text:style-name="T5">= </text:span><text:bookmark-start text:name="__DdeLink__182_388296396"/><text:span text:style-name="T2">x</text:span><text:bookmark-end text:name="__DdeLink__182_388296396"/><text:span text:style-name="T43"> </text:span><text:span text:style-name="T53">⊕</text:span><text:span text:style-name="T5"> (</text:span><text:span text:style-name="T65">¬</text:span><text:span text:style-name="T66">y</text:span><text:span text:style-name="T43"> </text:span><text:span text:style-name="T69">→</text:span><text:span text:style-name="T5"> </text:span><text:span text:style-name="T2">z</text:span><text:span text:style-name="T5">). </text:span></text:p>
        </text:list-item>
        <text:list-item>
          <text:p text:style-name="P19"><text:span text:style-name="T14">Для БФ </text:span><text:span text:style-name="T12">f</text:span><text:span text:style-name="T16">(</text:span><text:span text:style-name="T12">x</text:span><text:span text:style-name="T16">, </text:span><text:span text:style-name="T12">y</text:span><text:span text:style-name="T16">)</text:span><text:span text:style-name="T12"> </text:span><text:span text:style-name="T16">= (00</text:span><text:span text:style-name="T17">1</text:span><text:span text:style-name="T16">0), </text:span><text:span text:style-name="T17">що задана табли</text:span><text:span text:style-name="T18">цею істинності </text:span><text:span text:style-name="T27">(вектором значень)</text:span><text:span text:style-name="T17">,</text:span><text:span text:style-name="T16"> знайти рівн</text:span><text:span text:style-name="T19">у</text:span><text:span text:style-name="T16"> їй ДДНФ.</text:span></text:p>
        </text:list-item>
        <text:list-item>
          <text:p text:style-name="P4"><text:span text:style-name="T9">Дл</text:span>я БФ <text:span text:style-name="T3">f</text:span>(<text:span text:style-name="T3">x</text:span>, <text:span text:style-name="T3">y</text:span>)<text:span text:style-name="T3"> </text:span>= (00<text:span text:style-name="T51">1</text:span>0), <text:span text:style-name="T51">що задана табли</text:span><text:span text:style-name="T192">цею істинності </text:span><text:span text:style-name="T194">(вектором значень)</text:span><text:span text:style-name="T51">,</text:span> знайти рівн<text:span text:style-name="T9">у</text:span> їй Д<text:span text:style-name="T9">К</text:span>НФ.</text:p>
        </text:list-item>
        <text:list-item>
          <text:p text:style-name="P5"><text:span text:style-name="T9">Дл</text:span>я БФ <text:span text:style-name="T3">f</text:span>(<text:span text:style-name="T3">x</text:span>, <text:span text:style-name="T3">y</text:span>, <text:span text:style-name="T3">z</text:span>)<text:span text:style-name="T3"> </text:span>= <text:bookmark-start text:name="__DdeLink__182_38829639611"/><text:span text:style-name="T3">x</text:span><text:bookmark-end text:name="__DdeLink__182_38829639611"/><text:span text:style-name="T3"> </text:span><text:span text:style-name="T53">⊕ </text:span><text:span text:style-name="T51">¬</text:span>(<text:span text:style-name="T3">y</text:span><text:span text:style-name="T28"> </text:span><text:span text:style-name="T69">→</text:span> <text:span text:style-name="T60">¬</text:span><text:span text:style-name="T62">z</text:span>), <text:span text:style-name="T51">що задана аналітично,</text:span> <text:span text:style-name="T50">з</text:span><text:bookmark-start text:name="__DdeLink__188_9823469211"/>а допомогою рівносильних перетворень побудувати <text:span text:style-name="T50">рівну їй</text:span> Д<text:span text:style-name="T51">Д</text:span>НФ<text:bookmark-end text:name="__DdeLink__188_9823469211"/>.</text:p>
        </text:list-item>
        <text:list-item>
          <text:p text:style-name="P5"><text:span text:style-name="T9">Дл</text:span>я БФ <text:span text:style-name="T3">f</text:span>(<text:span text:style-name="T3">x</text:span>, <text:span text:style-name="T3">y</text:span>, <text:span text:style-name="T3">z</text:span>)<text:span text:style-name="T3"> </text:span>= <text:bookmark-start text:name="__DdeLink__182_3882963961"/><text:span text:style-name="T3">x</text:span><text:bookmark-end text:name="__DdeLink__182_3882963961"/><text:span text:style-name="T3"> </text:span><text:span text:style-name="T53">⊕ </text:span><text:span text:style-name="T51">¬</text:span>(<text:span text:style-name="T3">y</text:span><text:span text:style-name="T28"> </text:span><text:span text:style-name="T69">→</text:span> <text:span text:style-name="T60">¬</text:span><text:span text:style-name="T62">z</text:span>), <text:span text:style-name="T51">що задана аналітично </text:span><text:span text:style-name="T61">(див. попередню задачу)</text:span><text:span text:style-name="T51">,</text:span> <text:span text:style-name="T50">з</text:span><text:bookmark-start text:name="__DdeLink__188_982346921"/>а допомогою рівносильних перетворень побудувати <text:span text:style-name="T50">рівну їй</text:span> ДКНФ<text:bookmark-end text:name="__DdeLink__188_982346921"/>.</text:p>
        </text:list-item>
        <text:list-item>
          <text:p text:style-name="P20"><text:span text:style-name="T20">За</text:span><text:span text:style-name="T21"> </text:span><text:span text:style-name="T25">вектор</text:span><text:span text:style-name="T26">а</text:span><text:span text:style-name="T25">м</text:span><text:span text:style-name="T26">и</text:span><text:span text:style-name="T25"> значень </text:span><text:span text:style-name="T21">БФ </text:span><text:span text:style-name="T13">f</text:span><text:span text:style-name="T21">(</text:span><text:span text:style-name="T13">х</text:span><text:span text:style-name="T30">1</text:span><text:span text:style-name="T21">, </text:span><text:span text:style-name="T13">х</text:span><text:span text:style-name="T30">2</text:span><text:span text:style-name="T71">) = (1011) та БФ </text:span><text:span text:style-name="T86">g</text:span><text:span text:style-name="T71">(</text:span><text:span text:style-name="T86">х</text:span><text:span text:style-name="T30">3</text:span><text:span text:style-name="T71">, </text:span><text:span text:style-name="T86">х</text:span><text:span text:style-name="T32">4</text:span><text:span text:style-name="T71">) = (1001) </text:span><text:span text:style-name="T72">побудувати таблицю істинності БФ </text:span><text:span text:style-name="T87">h</text:span><text:span text:style-name="T72">(</text:span><text:span text:style-name="T86">х</text:span><text:span text:style-name="T30">2</text:span><text:span text:style-name="T71">, </text:span><text:span text:style-name="T86">х</text:span><text:span text:style-name="T30">3</text:span><text:span text:style-name="T71">, </text:span><text:span text:style-name="T86">х</text:span><text:span text:style-name="T32">4</text:span><text:span text:style-name="T72">) = </text:span><text:span text:style-name="T86">f</text:span><text:span text:style-name="T71">(</text:span><text:span text:style-name="T86">g</text:span><text:span text:style-name="T71">(</text:span><text:span text:style-name="T86">х</text:span><text:span text:style-name="T32">4</text:span><text:span text:style-name="T71">, </text:span><text:span text:style-name="T30"><text:s/></text:span><text:span text:style-name="T86">х</text:span><text:span text:style-name="T30">2</text:span><text:span text:style-name="T71">), </text:span><text:span text:style-name="T86">х</text:span><text:span text:style-name="T30">3</text:span><text:span text:style-name="T150">∨</text:span><text:span text:style-name="T86">х</text:span><text:span text:style-name="T32">2</text:span><text:span text:style-name="T71">)</text:span><text:span text:style-name="T72">).</text:span></text:p>
        </text:list-item>
        <text:list-item>
          <text:p text:style-name="P21"><text:span text:style-name="T81">Подати функ</text:span><text:span text:style-name="T82">ці</text:span><text:span text:style-name="T81">ю </text:span><text:span text:style-name="T86">f</text:span><text:span text:style-name="T81"> у вигляд</text:span><text:span text:style-name="T82">і</text:span><text:span text:style-name="T81"> формули над множиною операц</text:span><text:span text:style-name="T82">ій</text:span><text:span text:style-name="T81"> </text:span><text:span text:style-name="T94">Н</text:span><text:span text:style-name="T81">, </text:span><text:span text:style-name="T82">якщо <text:s/></text:span><text:span text:style-name="T86">f</text:span><text:span text:style-name="T111"> </text:span><text:span text:style-name="T124">= </text:span><text:span text:style-name="T150">∨, </text:span><text:span text:style-name="T103">H</text:span><text:span text:style-name="T150"> = {¯, →}. </text:span></text:p>
        </text:list-item>
        <text:list-item>
          <text:p text:style-name="P39"><text:span text:style-name="T180">Довести, що </text:span><text:span text:style-name="T181">БФ</text:span><text:span text:style-name="T180"> <text:s/></text:span><text:span text:style-name="T183">f</text:span><text:span text:style-name="T177"> <text:s/></text:span><text:span text:style-name="T178">не можна подати формулою над множиною операцій Н, якщо </text:span><text:span text:style-name="T183">f</text:span><text:span text:style-name="T179"> </text:span><text:span text:style-name="T178">= ¯, <text:s text:c="10"/></text:span><text:span text:style-name="T184">Н</text:span><text:span text:style-name="T178"> </text:span><text:span text:style-name="T180">= {∨,∧, </text:span><text:span text:style-name="T182">→, ↔</text:span><text:span text:style-name="T180">}. </text:span></text:p>
        </text:list-item>
        <text:list-item>
          <text:p text:style-name="P22"><text:span text:style-name="T151">Знайти розклад БФ </text:span><text:span text:style-name="T95">f</text:span><text:span text:style-name="T125">(</text:span><text:span text:style-name="T95">х</text:span><text:span text:style-name="T36">1</text:span><text:span text:style-name="T125">, </text:span><text:span text:style-name="T95">х</text:span><text:span text:style-name="T36">2</text:span><text:span text:style-name="T125">, </text:span><text:span text:style-name="T95">х</text:span><text:span text:style-name="T36">3</text:span><text:span text:style-name="T125">, </text:span><text:span text:style-name="T95">х</text:span><text:span text:style-name="T36">4</text:span><text:span text:style-name="T125">)</text:span><text:span text:style-name="T151">, що задана формулою </text:span><text:span text:style-name="T104">А</text:span><text:span text:style-name="T151"> = ((</text:span><text:span text:style-name="T95">х</text:span><text:span text:style-name="T36">1 </text:span><text:span text:style-name="T142">∣</text:span><text:span text:style-name="T37"> </text:span><text:span text:style-name="T126">((</text:span><text:span text:style-name="T95">х</text:span><text:span text:style-name="T36">2</text:span><text:span text:style-name="T125"> </text:span><text:span text:style-name="T152">↔</text:span><text:span text:style-name="T125"> </text:span><text:span text:style-name="T95">х</text:span><text:span text:style-name="T37">1</text:span><text:span text:style-name="T126">)</text:span><text:span text:style-name="T151"> </text:span><text:span text:style-name="T152">→ </text:span><text:span text:style-name="T95">х</text:span><text:span text:style-name="T36">3</text:span><text:span text:style-name="T152">)↓(</text:span><text:span text:style-name="T121">¬</text:span><text:span text:style-name="T95">х</text:span><text:span text:style-name="T36">4</text:span><text:span text:style-name="T152">)), </text:span><text:span text:style-name="T151">за змінними </text:span><text:span text:style-name="T153">із </text:span><text:span text:style-name="T151">Z={</text:span><text:span text:style-name="T95">х</text:span><text:span text:style-name="T36">1</text:span><text:span text:style-name="T125">, </text:span><text:span text:style-name="T95">х</text:span><text:span text:style-name="T36">3</text:span><text:span text:style-name="T151">}. </text:span></text:p>
        </text:list-item>
        <text:list-item>
          <text:p text:style-name="P6"><text:span text:style-name="T190">Дл</text:span><text:span text:style-name="T59">я БФ </text:span><text:span text:style-name="T55">f</text:span><text:span text:style-name="T59">(</text:span><text:span text:style-name="T55">x</text:span><text:span text:style-name="T59">, </text:span><text:span text:style-name="T55">y</text:span><text:span text:style-name="T59">, </text:span><text:span text:style-name="T55">z</text:span><text:span text:style-name="T59">) </text:span><text:span text:style-name="T58">= (</text:span><text:span text:style-name="T191">11111010</text:span><text:span text:style-name="T58">) за означенням фіктивної (чи істотної) змінної встановити, якою - фіктивною чи істотною — є змінна </text:span><text:span text:style-name="T55">x</text:span><text:span text:style-name="T64">.</text:span><text:span text:style-name="T58"> </text:span></text:p>
        </text:list-item>
        <text:list-item>
          <text:p text:style-name="P10"><text:span text:style-name="T58">Д</text:span><text:span text:style-name="T52">ля </text:span><text:span text:style-name="T162">ДДНФ </text:span><text:span text:style-name="T59">БФ </text:span><text:span text:style-name="T55">f</text:span><text:span text:style-name="T59">(</text:span><text:span text:style-name="T55">x</text:span><text:span text:style-name="T59">, </text:span><text:span text:style-name="T55">y</text:span><text:span text:style-name="T59">, </text:span><text:span text:style-name="T55">z</text:span><text:span text:style-name="T59">) </text:span><text:span text:style-name="T58">= </text:span><text:span text:style-name="T60">¬</text:span><text:span text:style-name="T63">x</text:span><text:span text:style-name="T56">yz</text:span><text:span text:style-name="T54">∨</text:span><text:span text:style-name="T195">x</text:span><text:span text:style-name="T196">¬</text:span><text:span text:style-name="T197">y</text:span><text:span text:style-name="T195">z</text:span><text:span text:style-name="T68">∨</text:span><text:span text:style-name="T60">¬</text:span><text:span text:style-name="T63">x</text:span><text:span text:style-name="T60">¬</text:span><text:span text:style-name="T63">y</text:span><text:span text:style-name="T60">¬</text:span><text:span text:style-name="T63">z</text:span><text:span text:style-name="T56"> </text:span><text:span text:style-name="T58">побудувати рівний їй </text:span><text:bookmark-start text:name="__DdeLink__1066_1401347031"/><text:span text:style-name="T58">поліном Жегалкіна</text:span><text:bookmark-end text:name="__DdeLink__1066_1401347031"/><text:span text:style-name="T58">.</text:span></text:p>
        </text:list-item>
        <text:list-item>
          <text:p text:style-name="P23"><text:span text:style-name="T73">С</text:span><text:span text:style-name="T74">користавшись методом невизначених коефіцієнтів, подати </text:span><text:span text:style-name="T72">БФ </text:span><text:span text:style-name="T87">f</text:span><text:span text:style-name="T72">(</text:span><text:span text:style-name="T87">x</text:span><text:span text:style-name="T72">, </text:span><text:span text:style-name="T87">y</text:span><text:span text:style-name="T72">, </text:span><text:span text:style-name="T87">z</text:span><text:span text:style-name="T72">) </text:span><text:span text:style-name="T73">= (</text:span><text:span text:style-name="T75">1</text:span><text:span text:style-name="T74">0</text:span><text:span text:style-name="T75">1</text:span><text:span text:style-name="T74">00</text:span><text:span text:style-name="T75">01</text:span><text:span text:style-name="T74">1</text:span><text:span text:style-name="T73">) </text:span><text:span text:style-name="T74">у вигляді </text:span><text:bookmark-start text:name="__DdeLink__1066_14013470311"/><text:span text:style-name="T73">поліном</text:span><text:span text:style-name="T74">у</text:span><text:span text:style-name="T73"> Жегалкіна</text:span><text:bookmark-end text:name="__DdeLink__1066_14013470311"/><text:span text:style-name="T73">.</text:span></text:p>
        </text:list-item>
        <text:list-item>
          <text:p text:style-name="P23"><text:span text:style-name="T15">Довести, що </text:span><text:span text:style-name="T11">х</text:span><text:span text:style-name="T29">і</text:span><text:span text:style-name="T15"> - </text:span><text:span text:style-name="T24">фіктивна</text:span><text:span text:style-name="T15"> змінна БФ </text:span><text:span text:style-name="T11">f</text:span><text:span text:style-name="T15">(</text:span><text:span text:style-name="T11">х</text:span><text:span text:style-name="T29">1</text:span><text:span text:style-name="T15">, </text:span><text:span text:style-name="T11">х</text:span><text:span text:style-name="T29">2</text:span><text:span text:style-name="T15">, ..., </text:span><text:span text:style-name="T11">х</text:span><text:span text:style-name="T29">n</text:span><text:span text:style-name="T15">) тоді і лише тоді, коли </text:span><text:span text:style-name="T11">х</text:span><text:span text:style-name="T29">і</text:span><text:span text:style-name="T15"> явно </text:span><text:span text:style-name="T24">не </text:span><text:span text:style-name="T15">входить у поліном Жегалкіна цієї функції.</text:span><text:span text:style-name="T73"> </text:span></text:p>
        </text:list-item>
        <text:list-item>
          <text:p text:style-name="P24"><text:span text:style-name="T120">Показати, що кількість булевих функцій, що суттєво залежать від n аргументів, визначається рекурентним співвідношенням A</text:span><text:span text:style-name="T38">n</text:span><text:span text:style-name="T120"> </text:span><text:span text:style-name="T135">=</text:span><text:span text:style-name="T120"> </text:span><text:span text:style-name="T120"><draw:frame draw:style-name="fr3" draw:name="1" text:anchor-type="as-char" svg:y="-0.554cm" svg:width="0.49cm" svg:height="0.66cm" draw:z-index="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20"><text:s/>- </text:span><text:span text:style-name="T156"><draw:frame draw:style-name="fr2" draw:name="Об'єкт53" text:anchor-type="as-char" svg:y="-0.443cm" svg:width="1.037cm" svg:height="0.63cm" draw:z-index="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56"><draw:frame draw:style-name="fr2" draw:name="Об'єкт21" text:anchor-type="as-char" svg:y="-0.443cm" svg:width="0.702cm" svg:height="0.63cm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96">A</text:span><text:span text:style-name="T39">i</text:span><text:span text:style-name="T120">, де </text:span><text:span text:style-name="T93">A</text:span><text:span text:style-name="T40">i</text:span><text:span text:style-name="T120"> - кількість булевих функцій, що суттєво залежать від </text:span><text:span text:style-name="T93">i</text:span><text:span text:style-name="T120"> аргументів.</text:span></text:p>
        </text:list-item>
        <text:list-item>
          <text:p text:style-name="P25"><text:span text:style-name="T109">Дови</text:span><text:span text:style-name="T110">значити </text:span><text:span text:style-name="T109">БФ</text:span><text:span text:style-name="T110"> </text:span><text:span text:style-name="T89">f <text:s/></text:span><text:span text:style-name="T90">= </text:span><text:span text:style-name="T110">(*001*1**), </text:span><text:span text:style-name="T109">з</text:span><text:span text:style-name="T73">аміни</text:span><text:span text:style-name="T76">вш</text:span><text:span text:style-name="T73">и у кортежі (*001*1**) зірочки символами 0 і 1 так, щоб утворився вектор значень деякої лінійної функції <text:s/></text:span><text:span text:style-name="T89">f</text:span><text:span text:style-name="T110">. </text:span><text:span text:style-name="T109">Записати</text:span><text:span text:style-name="T110"> </text:span><text:span text:style-name="T109">отриману </text:span><text:span text:style-name="T110">функцію </text:span><text:span text:style-name="T89">f </text:span><text:span text:style-name="T106">аналітично</text:span><text:span text:style-name="T110">. </text:span><text:span text:style-name="T106">Відповідь обґрунтувати.</text:span></text:p>
        </text:list-item>
        <text:list-item>
          <text:p text:style-name="P35"><text:span text:style-name="T105">Чи <text:s/>є монотонною БФ </text:span><text:span text:style-name="T86">f</text:span><text:span text:style-name="T111">(</text:span><text:span text:style-name="T86">х</text:span><text:span text:style-name="T32">1</text:span><text:span text:style-name="T111">, </text:span><text:span text:style-name="T86">х</text:span><text:span text:style-name="T32">2</text:span><text:span text:style-name="T111">, </text:span><text:span text:style-name="T86">х</text:span><text:span text:style-name="T34">3</text:span><text:span text:style-name="T111">) = (</text:span><text:span text:style-name="T105">0</text:span><text:span text:style-name="T112">01</text:span><text:span text:style-name="T105">1</text:span><text:span text:style-name="T112">00</text:span><text:span text:style-name="T111">01)? </text:span><text:span text:style-name="T105">Відповідь обґрунтувати.</text:span></text:p>
        </text:list-item>
        <text:list-item>
          <text:p text:style-name="P26"><text:span text:style-name="T15">Довести, що для довільної монотонної БФ </text:span><text:span text:style-name="T11">f</text:span><text:span text:style-name="T15">(</text:span><text:span text:style-name="T11">х</text:span><text:span text:style-name="T29">1</text:span><text:span text:style-name="T15">, </text:span><text:span text:style-name="T11">х</text:span><text:span text:style-name="T29">2</text:span><text:span text:style-name="T15">, ..., </text:span><text:span text:style-name="T11">х</text:span><text:span text:style-name="T29">n</text:span><text:span text:style-name="T15">) справедливий розклад: <text:s text:c="7"/></text:span><text:span text:style-name="T91"><text:s text:c="13"/>f</text:span><text:span text:style-name="T113">(</text:span><text:span text:style-name="T91">х</text:span><text:span text:style-name="T35">1</text:span><text:span text:style-name="T113">, </text:span><text:span text:style-name="T91">х</text:span><text:span text:style-name="T35">2</text:span><text:span text:style-name="T113">, ..., </text:span><text:span text:style-name="T91">х</text:span><text:span text:style-name="T35">n</text:span><text:span text:style-name="T113">) = </text:span><text:span text:style-name="T114">(</text:span><text:span text:style-name="T91">х</text:span><text:span text:style-name="T35">1</text:span><text:span text:style-name="T147">∨</text:span><text:span text:style-name="T91">f</text:span><text:span text:style-name="T113">(</text:span><text:span text:style-name="T114">0</text:span><text:span text:style-name="T113">, </text:span><text:span text:style-name="T91">х</text:span><text:span text:style-name="T35">2</text:span><text:span text:style-name="T113">, ..., </text:span><text:span text:style-name="T91">х</text:span><text:span text:style-name="T35">n</text:span><text:span text:style-name="T113">)</text:span><text:span text:style-name="T114">)</text:span><text:span text:style-name="T141">∧</text:span><text:span text:style-name="T91">f</text:span><text:span text:style-name="T113">(</text:span><text:span text:style-name="T114">1</text:span><text:span text:style-name="T113">, </text:span><text:span text:style-name="T91">х</text:span><text:span text:style-name="T35">2</text:span><text:span text:style-name="T113">, ..., </text:span><text:span text:style-name="T91">х</text:span><text:span text:style-name="T35">n</text:span><text:span text:style-name="T113">).</text:span></text:p>
        </text:list-item>
        <text:list-item>
          <text:p text:style-name="P27"><text:span text:style-name="T113">Довести, що довільна монотонна </text:span><text:span text:style-name="T115">БФ</text:span><text:span text:style-name="T113">, що відмінна від константи, може бути представлена ДНФ без заперечень.</text:span></text:p>
        </text:list-item>
        <text:list-item>
          <text:p text:style-name="P36"><text:span text:style-name="T105">Знайти двоїсту БФ для </text:span><text:span text:style-name="T107">БФ </text:span><text:span text:style-name="T87">f</text:span><text:span text:style-name="T107">(</text:span><text:span text:style-name="T87">x</text:span><text:span text:style-name="T107">, </text:span><text:span text:style-name="T87">y</text:span><text:span text:style-name="T107">, </text:span><text:span text:style-name="T87">z</text:span><text:span text:style-name="T107">) </text:span><text:span text:style-name="T110">= (</text:span><text:span text:style-name="T116">1</text:span><text:span text:style-name="T105">00</text:span><text:span text:style-name="T116">11010</text:span><text:span text:style-name="T110">). </text:span><text:span text:style-name="T106">Відповідь обґрунтувати.</text:span></text:p>
        </text:list-item>
        <text:list-item>
          <text:p text:style-name="P28"><text:span text:style-name="T106">Ч</text:span><text:span text:style-name="T117">и є БФ </text:span><text:span text:style-name="T87">f</text:span><text:span text:style-name="T107">(</text:span><text:span text:style-name="T87">x</text:span><text:span text:style-name="T107">, </text:span><text:span text:style-name="T87">y</text:span><text:span text:style-name="T107">, </text:span><text:span text:style-name="T87">z</text:span><text:span text:style-name="T107">) </text:span><text:span text:style-name="T110">= (</text:span><text:span text:style-name="T116">1</text:span><text:span text:style-name="T113">00</text:span><text:span text:style-name="T116">11010</text:span><text:span text:style-name="T110">) </text:span><text:span text:style-name="T117">(див. попередню задачу) самодвоїстою?</text:span><text:span text:style-name="T110"> </text:span><text:span text:style-name="T106">Відповідь обґрунтувати.</text:span></text:p>
        </text:list-item>
        <text:list-item>
          <text:p text:style-name="P28"><text:span text:style-name="T106">З</text:span><text:span text:style-name="T117">найти </text:span><text:span text:style-name="T118">(</text:span><text:span text:style-name="T117">аналітично</text:span><text:span text:style-name="T118">)</text:span><text:span text:style-name="T117"> двоїсту БФ до БФ </text:span><text:span text:style-name="T87">f</text:span><text:span text:style-name="T107">(</text:span><text:span text:style-name="T87">x</text:span><text:span text:style-name="T107">, </text:span><text:span text:style-name="T87">y</text:span><text:span text:style-name="T107">) </text:span><text:span text:style-name="T110">= <text:s/></text:span><text:bookmark-start text:name="__DdeLink__182_388296396111"/><text:span text:style-name="T88">x</text:span><text:bookmark-end text:name="__DdeLink__182_388296396111"/><text:span text:style-name="T139">⊕</text:span><text:span text:style-name="T88">y</text:span><text:span text:style-name="T108">.</text:span></text:p>
        </text:list-item>
        <text:list-item>
          <text:p text:style-name="P29"><text:soft-page-break/><text:span text:style-name="T15">Визначити </text:span><text:span text:style-name="T23">кількість</text:span><text:span text:style-name="T15"> </text:span><text:span text:style-name="T22">БФ</text:span><text:span text:style-name="T15"> від </text:span><text:span text:style-name="T70">n</text:span><text:span text:style-name="T15"> змінних, </text:span><text:span text:style-name="T22">що</text:span><text:span text:style-name="T15"> належать множині </text:span><text:bookmark text:name="__DdeLink__608_1418879442"/><text:span text:style-name="T88">Т</text:span><text:span text:style-name="T33">0</text:span><text:span text:style-name="T176">∩</text:span><text:span text:style-name="T88">Т</text:span><text:span text:style-name="T33">1</text:span><text:span text:style-name="T176">∩</text:span><text:span text:style-name="T99">S</text:span><text:span text:style-name="T15">. </text:span><text:span text:style-name="T106">Відповідь обґрунтувати.</text:span></text:p>
        </text:list-item>
        <text:list-item>
          <text:p text:style-name="P30"><text:span text:style-name="T108">Визначити </text:span><text:span text:style-name="T136">кількість</text:span><text:span text:style-name="T108"> </text:span><text:span text:style-name="T118">БФ</text:span><text:span text:style-name="T108"> від n змінних, </text:span><text:span text:style-name="T118">що</text:span><text:span text:style-name="T108"> належать множині </text:span><text:span text:style-name="T97">L</text:span><text:span text:style-name="T145">\</text:span><text:span text:style-name="T146">(</text:span><text:span text:style-name="T98">М</text:span><text:bookmark-start text:name="__DdeLink__608_141887944121"/><text:span text:style-name="T185">∪</text:span><text:bookmark-end text:name="__DdeLink__608_141887944121"/><text:span text:style-name="T99">S</text:span><text:bookmark text:name="__DdeLink__608_1418879444"/><text:bookmark text:name="__DdeLink__608_141887944111"/><text:bookmark text:name="__DdeLink__608_141887944131"/><text:span text:style-name="T137">)</text:span><text:span text:style-name="T108">. </text:span><text:span text:style-name="T106">Відповідь обґрунтувати.</text:span></text:p>
        </text:list-item>
        <text:list-item>
          <text:p text:style-name="P11"><text:span text:style-name="T165">Довести</text:span><text:span text:style-name="T164">, що не існує самодвоїстої </text:span><text:span text:style-name="T165">БФ</text:span><text:span text:style-name="T164">, </text:span><text:span text:style-name="T165">істотно</text:span><text:span text:style-name="T164"> залежної від двох </text:span>змінних. </text:p>
        </text:list-item>
        <text:list-item>
          <text:p text:style-name="P11"><text:span text:style-name="T164">Довести, якщо </text:span><text:span text:style-name="T3">f</text:span> не є константою, а <text:span text:style-name="T3">f</text:span> <text:span text:style-name="T175">∨</text:span><text:span text:style-name="T3">f</text:span><text:span text:style-name="T52">*</text:span> - константа, то <text:s/><text:span text:style-name="T171">f</text:span><text:span text:style-name="T168">∉</text:span><text:span text:style-name="T173">М</text:span><text:span text:style-name="T168">∪</text:span><text:bookmark-start text:name="__DdeLink__608_1418879442121"/><text:span text:style-name="T172">S</text:span><text:bookmark-end text:name="__DdeLink__608_1418879442121"/><text:span text:style-name="T172">.</text:span></text:p>
        </text:list-item>
        <text:list-item>
          <text:p text:style-name="P15"><text:span text:style-name="T70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77">Відповідь обґрунтувати.</text:span></text:p>
        </text:list-item>
        <text:list-item>
          <text:p text:style-name="P16"><text:span text:style-name="T70">Користуючись методом зведення до функ</text:span><text:span text:style-name="T78">ці</text:span><text:span text:style-name="T70">онально повно</text:span><text:span text:style-name="T78">ї</text:span><text:span text:style-name="T70"> системи <text:s/></text:span><text:span text:style-name="T160">Σ</text:span><text:span text:style-name="T41">2</text:span><text:span text:style-name="T78"> = {</text:span><text:span text:style-name="T160">∧, ¯</text:span><text:span text:style-name="T78">}</text:span><text:span text:style-name="T70">, </text:span><text:span text:style-name="T160">Σ</text:span><text:span text:style-name="T41">1</text:span><text:span text:style-name="T78"> = {</text:span><text:span text:style-name="T160">∨, ¯</text:span><text:span text:style-name="T78">}</text:span><text:span text:style-name="T70">, </text:span><text:span text:style-name="T84">або </text:span><text:span text:style-name="T160">Σ</text:span><text:span text:style-name="T41">0</text:span><text:span text:style-name="T78"> = {</text:span><text:span text:style-name="T160">∨,∧, ¯</text:span><text:span text:style-name="T78">},</text:span><text:span text:style-name="T70"> довести функ</text:span><text:span text:style-name="T79">ціо</text:span><text:span text:style-name="T70">нальну повноту системи </text:span><text:span text:style-name="T160">Σ</text:span><text:span text:style-name="T70"> </text:span><text:span text:style-name="T78">= {</text:span><text:span text:style-name="T83">(</text:span><text:span text:style-name="T87">х</text:span><text:span text:style-name="T160">∧</text:span><text:span text:style-name="T87">у</text:span><text:span text:style-name="T83">)</text:span><text:span text:style-name="T158">⊕</text:span><text:span text:style-name="T100">z</text:span><text:span text:style-name="T72">, </text:span><text:span text:style-name="T83">(</text:span><text:span text:style-name="T87">х</text:span><text:span text:style-name="T161">↔</text:span><text:span text:style-name="T87">у</text:span><text:span text:style-name="T83">)</text:span><text:span text:style-name="T158">⊕</text:span><text:span text:style-name="T100">z</text:span><text:span text:style-name="T78">}</text:span><text:span text:style-name="T70">. </text:span></text:p>
        </text:list-item>
        <text:list-item>
          <text:p text:style-name="P17"><text:span text:style-name="T70">Чи є </text:span><text:span text:style-name="T80">функ</text:span><text:span text:style-name="T78">ці</text:span><text:span text:style-name="T80">онально повно</text:span><text:span text:style-name="T70">ю</text:span><text:span text:style-name="T80"> систем</text:span><text:span text:style-name="T70">а БФ</text:span><text:span text:style-name="T80"> </text:span><text:span text:style-name="T160">Σ </text:span><text:span text:style-name="T159">= </text:span><text:span text:style-name="T78">{</text:span><text:span text:style-name="T160">∧, </text:span><text:span text:style-name="T158">⊕, </text:span><text:span text:style-name="T157">0</text:span><text:span text:style-name="T78">}? </text:span><text:span text:style-name="T77">Відповідь обґрунтувати. </text:span></text:p>
        </text:list-item>
        <text:list-item>
          <text:p text:style-name="P18"><text:span text:style-name="T70">Чи є базисом в Р</text:span><text:span text:style-name="T29">2</text:span><text:span text:style-name="T70"> </text:span><text:span text:style-name="T80">систем</text:span><text:span text:style-name="T70">а</text:span><text:span text:style-name="T80"> </text:span><text:span text:style-name="T70">БФ </text:span><text:span text:style-name="T160">Σ</text:span><text:span text:style-name="T78"> = {</text:span><text:span text:style-name="T160">∨,∧, ¯</text:span><text:span text:style-name="T78">}? </text:span><text:span text:style-name="T77">Відповідь обґрунтувати. </text:span></text:p>
        </text:list-item>
        <text:list-item>
          <text:p text:style-name="P31"><text:span text:style-name="T127">Чи є </text:span><text:span text:style-name="T128">функ</text:span><text:span text:style-name="T129">ці</text:span><text:span text:style-name="T128">онально повно</text:span><text:span text:style-name="T127">ю</text:span><text:span text:style-name="T128"> систем</text:span><text:span text:style-name="T127">а БФ</text:span><text:span text:style-name="T128"> </text:span><text:span text:style-name="T154">Σ </text:span><text:span text:style-name="T155">= </text:span><text:span text:style-name="T129">{</text:span><text:span text:style-name="T130">(0</text:span><text:span text:style-name="T131">111</text:span><text:span text:style-name="T130">)</text:span><text:span text:style-name="T154">, </text:span><text:span text:style-name="T130">(</text:span><text:span text:style-name="T134">0</text:span><text:span text:style-name="T131">1</text:span><text:span text:style-name="T132">011010</text:span><text:span text:style-name="T130">)</text:span><text:span text:style-name="T154">, </text:span><text:span text:style-name="T143">(0</text:span><text:span text:style-name="T144">1</text:span><text:span text:style-name="T143">11</text:span><text:span text:style-name="T144">1</text:span><text:span text:style-name="T143">111)</text:span><text:span text:style-name="T129">}? </text:span><text:span text:style-name="T106">Відповідь обґрунтувати. </text:span></text:p>
        </text:list-item>
        <text:list-item>
          <text:p text:style-name="P32"><text:span text:style-name="T77">Д</text:span><text:span text:style-name="T70">овести, що коли </text:span><text:span text:style-name="T72"><text:s/></text:span><text:span text:style-name="T87">f</text:span><text:span text:style-name="T157">∉</text:span><text:span text:style-name="T88">Т</text:span><text:span text:style-name="T31">0</text:span><text:span text:style-name="T157">∪</text:span><text:span text:style-name="T88">Т</text:span><text:span text:style-name="T31">1</text:span><text:span text:style-name="T157">∪</text:span><text:bookmark-start text:name="__DdeLink__608_141887944212"/><text:span text:style-name="T85">S</text:span><text:bookmark-end text:name="__DdeLink__608_141887944212"/><text:span text:style-name="T70">, то {</text:span><text:span text:style-name="T72"> </text:span><text:span text:style-name="T87">f</text:span><text:span text:style-name="T70">} — функціонально повна система.</text:span></text:p>
        </text:list-item>
        <text:list-item>
          <text:p text:style-name="P12"><text:span text:style-name="T165">Чи існує базис в P</text:span><text:span text:style-name="T47">2</text:span><text:span text:style-name="T165">, що складається з таких чотирьох функцій </text:span><text:span text:style-name="T173">f</text:span><text:span text:style-name="T47">1</text:span><text:span text:style-name="T165">, </text:span><text:span text:style-name="T173">f</text:span><text:span text:style-name="T47">2</text:span><text:span text:style-name="T165">, </text:span><text:span text:style-name="T173">f</text:span><text:span text:style-name="T47">3</text:span><text:span text:style-name="T165">, </text:span><text:span text:style-name="T173">f</text:span><text:span text:style-name="T47">4</text:span><text:span text:style-name="T165">, що </text:span><text:span text:style-name="T171">f</text:span><text:span text:style-name="T47">1</text:span><text:span text:style-name="T168">∉</text:span><text:span text:style-name="T174">Т</text:span><text:span text:style-name="T48">0</text:span><text:span text:style-name="T165">, </text:span><text:span text:style-name="T171">f</text:span><text:span text:style-name="T49">2</text:span><text:span text:style-name="T168">∉</text:span><text:span text:style-name="T174">Т</text:span><text:span text:style-name="T49">1</text:span><text:span text:style-name="T165">, </text:span><text:span text:style-name="T171">f</text:span><text:span text:style-name="T49">3</text:span><text:span text:style-name="T168">∉</text:span><text:span text:style-name="T173">L</text:span><text:span text:style-name="T165">, </text:span><text:span text:style-name="T171">f</text:span><text:span text:style-name="T49">4</text:span><text:span text:style-name="T168">∉</text:span><text:span text:style-name="T165">S? </text:span><text:span text:style-name="T164">Відповідь обґрунтувати.</text:span></text:p>
        </text:list-item>
        <text:list-item>
          <text:p text:style-name="P12"><text:span text:style-name="T164">Довести, що </text:span><text:span text:style-name="T166">М</text:span><text:span text:style-name="T199">*</text:span><text:span text:style-name="T164">=</text:span><text:span text:style-name="T166">М</text:span><text:span text:style-name="T164"> </text:span><text:span text:style-name="T166">(тут </text:span><text:span text:style-name="T164"><text:s/></text:span><text:span text:style-name="T166">М</text:span><text:span text:style-name="T199">*</text:span><text:span text:style-name="T164"> - </text:span><text:span text:style-name="T166">клас двоїстих до класу</text:span><text:span text:style-name="T164"> </text:span><text:span text:style-name="T166">М</text:span><text:span text:style-name="T164"> </text:span><text:span text:style-name="T166">функцій).</text:span></text:p>
        </text:list-item>
        <text:list-item>
          <text:p text:style-name="P13">Визначити довжину скороченої днф функції <text:span text:style-name="T198">х</text:span><text:span text:style-name="T45">1</text:span><text:span text:style-name="T170">⊕</text:span><text:span text:style-name="T169">х</text:span><text:span text:style-name="T46">2</text:span><text:span text:style-name="T170">⊕ ... ⊕ </text:span><text:span text:style-name="T169">х</text:span><text:span text:style-name="T46">n</text:span><text:span text:style-name="T169">.</text:span></text:p>
        </text:list-item>
        <text:list-item>
          <text:p text:style-name="P14"><text:span text:style-name="T163">Визначити число тупикових ДНФ та число мінімальних ДНФ </text:span><text:span text:style-name="T167">булевої функції</text:span><text:span text:style-name="T163"> <text:s text:c="21"/></text:span><text:span text:style-name="T174">f</text:span><text:span text:style-name="T163">(</text:span><text:span text:style-name="T174">х</text:span><text:span text:style-name="T48">1</text:span><text:span text:style-name="T163">, </text:span><text:span text:style-name="T174">х</text:span><text:span text:style-name="T48">2</text:span><text:span text:style-name="T163">, ..., </text:span><text:span text:style-name="T174">х</text:span><text:span text:style-name="T48">n</text:span><text:span text:style-name="T163">) = (011111...110).</text:span></text:p>
        </text:list-item>
        <text:list-item>
          <text:p text:style-name="P33"><text:span text:style-name="T106">Довести, що жодна проста імпліканта монотонної </text:span><text:span text:style-name="T115">БФ</text:span><text:span text:style-name="T106"> не містить заперечень змінних.</text:span></text:p>
        </text:list-item>
        <text:list-item>
          <text:p text:style-name="P33"><text:span text:style-name="T106">Довести, що скорочена ДНФ, що представляє монотонну </text:span><text:span text:style-name="T115">БФ</text:span><text:span text:style-name="T106">, є мінімальною </text:span><text:span text:style-name="T115">ДНФ</text:span><text:span text:style-name="T106">.</text:span></text:p>
        </text:list-item>
        <text:list-item>
          <text:p text:style-name="P34"><text:span text:style-name="T110">Мінімізувати </text:span><text:span text:style-name="T119">БФ</text:span><text:span text:style-name="T110"> </text:span><text:span text:style-name="T89">f</text:span><text:span text:style-name="T119"> за допомогою </text:span><text:span text:style-name="T110">метод</text:span><text:span text:style-name="T133">у</text:span><text:span text:style-name="T119"> Блейка </text:span><text:span text:style-name="T138">і</text:span><text:span text:style-name="T119"> </text:span><text:span text:style-name="T138">методу перебору</text:span><text:span text:style-name="T119">, </text:span><text:span text:style-name="T120">якщо</text:span><text:span text:style-name="T89"> </text:span></text:p>
          <text:p text:style-name="P34"><text:span text:style-name="T89">f</text:span><text:span text:style-name="T107">(</text:span><text:span text:style-name="T87">x</text:span><text:span text:style-name="T107">, </text:span><text:span text:style-name="T87">y</text:span><text:span text:style-name="T107">, </text:span><text:span text:style-name="T87">z</text:span><text:span text:style-name="T107">) </text:span><text:span text:style-name="T110">= </text:span><text:span text:style-name="T121">¬</text:span><text:span text:style-name="T120">((</text:span><text:span text:style-name="T121"><draw:frame draw:style-name="fr2" draw:name="Об'єкт7" text:anchor-type="as-char" svg:y="-0.379cm" svg:width="0.48cm" svg:height="0.47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40">∨</text:span><text:span text:style-name="T148"><draw:frame draw:style-name="fr2" draw:name="Об'єкт8" text:anchor-type="as-char" svg:y="-0.379cm" svg:width="0.453cm" svg:height="0.471cm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49">)(</text:span><text:span text:style-name="T101">у</text:span><text:span text:style-name="T140">∨</text:span><text:span text:style-name="T148"><draw:frame draw:style-name="fr2" draw:name="Об'єкт9" text:anchor-type="as-char" svg:y="-0.379cm" svg:width="0.453cm" svg:height="0.471cm" draw:z-index="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49">))</text:span><text:span text:style-name="T147">∨</text:span><text:span text:style-name="T147"><draw:frame draw:style-name="fr2" draw:name="Об'єкт10" text:anchor-type="as-char" svg:y="-0.379cm" svg:width="0.48cm" svg:height="0.471cm" draw:z-index="3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22"><draw:frame draw:style-name="fr1" draw:name="Об'єкт11" text:anchor-type="as-char" svg:width="0.51cm" svg:height="0.467cm" draw:z-index="4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48"> </text:span><text:span text:style-name="T140">∨</text:span><text:span text:style-name="T148"> </text:span><text:span text:style-name="T102">x</text:span><text:span text:style-name="T122">(</text:span><text:span text:style-name="T92">у</text:span><text:span text:style-name="T147">∨</text:span><text:span text:style-name="T120"><draw:frame draw:style-name="fr1" draw:name="Об'єкт12" text:anchor-type="as-char" svg:width="0.51cm" svg:height="0.467cm" draw:z-index="5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48">z</text:span><text:span text:style-name="T149">).</text:span><text:span text:style-name="T93"> </text:span></text:p>
        </text:list-item>
        <text:list-item>
          <text:p text:style-name="P34"><text:span text:style-name="T110">Мінімізувати </text:span><text:span text:style-name="T119">БФ</text:span><text:span text:style-name="T110"> </text:span><text:span text:style-name="T89">f</text:span><text:span text:style-name="T119"> за допомогою </text:span><text:span text:style-name="T110">метод</text:span><text:span text:style-name="T133">у</text:span><text:span text:style-name="T119"> Блейка </text:span><text:span text:style-name="T138">(див. попередню задачу)</text:span><text:span text:style-name="T119"> і </text:span><text:span text:style-name="T110">метод</text:span><text:span text:style-name="T133">у</text:span><text:span text:style-name="T119"> </text:span><text:span text:style-name="T123">Петрика</text:span><text:span text:style-name="T119">, </text:span><text:span text:style-name="T120">якщо</text:span><text:span text:style-name="T89"> f</text:span><text:span text:style-name="T107">(</text:span><text:span text:style-name="T87">x</text:span><text:span text:style-name="T107">, </text:span><text:span text:style-name="T87">y</text:span><text:span text:style-name="T107">, </text:span><text:span text:style-name="T87">z</text:span><text:span text:style-name="T107">) </text:span><text:span text:style-name="T110">= </text:span><text:span text:style-name="T121">¬</text:span><text:span text:style-name="T120">((</text:span><text:span text:style-name="T121"><draw:frame draw:style-name="fr2" draw:name="Об'єкт1" text:anchor-type="as-char" svg:y="-0.379cm" svg:width="0.48cm" svg:height="0.471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0">∨</text:span><text:span text:style-name="T148"><draw:frame draw:style-name="fr2" draw:name="Об'єкт2" text:anchor-type="as-char" svg:y="-0.379cm" svg:width="0.453cm" svg:height="0.471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9">)(</text:span><text:span text:style-name="T101">у</text:span><text:span text:style-name="T140">∨</text:span><text:span text:style-name="T148"><draw:frame draw:style-name="fr2" draw:name="Об'єкт3" text:anchor-type="as-char" svg:y="-0.379cm" svg:width="0.453cm" svg:height="0.471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49">))</text:span><text:span text:style-name="T147">∨</text:span><text:span text:style-name="T147"><draw:frame draw:style-name="fr2" draw:name="Об'єкт4" text:anchor-type="as-char" svg:y="-0.379cm" svg:width="0.48cm" svg:height="0.471cm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2"><draw:frame draw:style-name="fr1" draw:name="Об'єкт5" text:anchor-type="as-char" svg:width="0.51cm" svg:height="0.467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8"> </text:span><text:span text:style-name="T140">∨</text:span><text:span text:style-name="T148"> </text:span><text:span text:style-name="T102">x</text:span><text:span text:style-name="T122">(</text:span><text:span text:style-name="T92">у</text:span><text:span text:style-name="T147">∨</text:span><text:span text:style-name="T120"><draw:frame draw:style-name="fr1" draw:name="Об'єкт6" text:anchor-type="as-char" svg:width="0.51cm" svg:height="0.467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48">z</text:span><text:span text:style-name="T149">).</text:span></text:p>
        </text:list-item>
        <text:list-item>
          <text:p text:style-name="P14"><text:span text:style-name="T169">Визначити число тупикових днф та число мінімальних днф функції х</text:span><text:span text:style-name="T46">1</text:span><text:span text:style-name="T170">⊕</text:span><text:span text:style-name="T169">х</text:span><text:span text:style-name="T46">2</text:span><text:span text:style-name="T170">⊕ ... ⊕ </text:span><text:span text:style-name="T169">х</text:span><text:span text:style-name="T46">n</text:span><text:span text:style-name="T169">.</text:span></text:p>
          <text:p text:style-name="P37"/>
        </text:list-item>
      </text:list>
      <text:p text:style-name="P38"/>
      <text:p text:style-name="P7"/>
      <text:p text:style-name="P8"/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23:39:26.575463243</meta:creation-date>
    <meta:generator>LibreOffice/7.2.2.2$Windows_X86_64 LibreOffice_project/02b2acce88a210515b4a5bb2e46cbfb63fe97d56</meta:generator>
    <dc:date>2024-03-12T04:04:39.452000000</dc:date>
    <meta:editing-duration>PT7H49M23S</meta:editing-duration>
    <meta:editing-cycles>32</meta:editing-cycles>
    <meta:document-statistic meta:table-count="0" meta:image-count="0" meta:object-count="15" meta:page-count="2" meta:paragraph-count="44" meta:word-count="762" meta:character-count="4536" meta:non-whitespace-character-count="3776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0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4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16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1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9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